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8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80"/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number-columns-repeated="2" table:default-cell-style-name="ce12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table:style-name="ce1" office:value-type="string" calcext:value-type="string">
            <text:p>Person</text:p>
          </table:table-cell>
          <table:table-cell table:style-name="ce11" office:value-type="string" calcext:value-type="string">
            <text:p>Beginndatum</text:p>
          </table:table-cell>
          <table:table-cell table:style-name="ce11"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3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ebugLogicFacad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9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ProgramInpu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0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reakpoin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4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StepSize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putValue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ebugControl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rpreter</text:p>
          </table:table-cell>
          <table:table-cell table:style-name="ce4" office:value-type="string" calcext:value-type="string">
            <text:p>GenerationControlle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10-12" calcext:value-type="date">
            <text:p>12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mmand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cop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mmand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rrayDeclaration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Decleration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Element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outineCall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eturn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eclaration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eclaration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hile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f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fElse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outine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yp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Iterator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Stat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StatePosi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nditionalBreakpoint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6" calcext:value-type="date">
            <text:p>16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atchExpress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6" calcext:value-type="date">
            <text:p>16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ScopeTupl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09" calcext:value-type="date">
            <text:p>9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9" calcext:value-type="date">
            <text:p>9. Jan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rrayAccessRelational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rrayAccess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Relational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nstant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egative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BinaryArithmetic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Float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t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Long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ouble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har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Boolean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ddi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ubstrac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ultiplica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ivis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odulo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ot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Binary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Or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nd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oreEqualComparis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ess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ore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ess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ot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L.Exceptions</text:p>
          </table:table-cell>
          <table:table-cell table:style-name="ce6" office:value-type="string" calcext:value-type="string">
            <text:p>DibuggerLogicExceptions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NotFoun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outineNotFoundExcept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issingReturnCall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nvalidProgram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Type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Number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eturnType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TypeAssign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lreadyDeclare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ntrol</text:p>
          </table:table-cell>
          <table:table-cell table:style-name="ce8" office:value-type="string" calcext:value-type="string">
            <text:p>ControlFacade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ExceptionHandle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FileHandlerInteracto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DebugLogicControlle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UI</text:p>
          </table:table-cell>
          <table:table-cell table:style-name="ce10" office:value-type="string" calcext:value-type="string">
            <text:p>GUIFacade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MainInterface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31" calcext:value-type="date">
            <text:p>31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Debugger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ErrorPopUp</text:p>
          </table:table-cell>
          <table:table-cell table:style-name="ce1" office:value-type="string" calcext:value-type="string">
            <text:p>Chiara / Joan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DecisionPopUp</text:p>
          </table:table-cell>
          <table:table-cell table:style-name="ce1" office:value-type="string" calcext:value-type="string">
            <text:p>Joana / 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ExpressionChangePopUP</text:p>
          </table:table-cell>
          <table:table-cell table:style-name="ce1" office:value-type="string" calcext:value-type="string">
            <text:p>Joan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24" calcext:value-type="date">
            <text:p>24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VariableSuggestionPopUp</text:p>
          </table:table-cell>
          <table:table-cell table:style-name="ce1" office:value-type="string" calcext:value-type="string">
            <text:p>Joan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24" calcext:value-type="date">
            <text:p>24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Expression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Command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30" calcext:value-type="date">
            <text:p>30. Jan. 201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Program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31" calcext:value-type="date">
            <text:p>31. Jan. 2018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WatchExpressionPanel</text:p>
          </table:table-cell>
          <table:table-cell table:style-name="ce1" office:value-type="string" calcext:value-type="string">
            <text:p>Joan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CondBreakpointPanel</text:p>
          </table:table-cell>
          <table:table-cell table:style-name="ce1" office:value-type="string" calcext:value-type="string">
            <text:p>Joan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Facade</text:p>
          </table:table-cell>
          <table:table-cell table:style-name="ce6" office:value-type="string" calcext:value-type="string">
            <text:p>FileHandlerFacad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roperties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nfiguration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anguage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ropertiesFile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BFile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BFile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ropertiesFile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RDBF</text:p>
          </table:table-cell>
          <table:table-cell table:style-name="ce6" office:value-type="string" calcext:value-type="string">
            <text:p>RDBFProp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DB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DB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Prop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Pars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Additions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Block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Data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Excpetions</text:p>
          </table:table-cell>
          <table:table-cell table:style-name="ce6" office:value-type="string" calcext:value-type="string">
            <text:p>FileHandler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anguageNotFound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arseBlock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arseAssignment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nvalidLineType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 table:number-rows-repeated="10484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.00.0000</text:date>, <text:time style:data-style-name="N2" text:time-value="09:44:21.0888425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31T09:50:05.629559792</dc:date>
    <meta:editing-duration>PT1H12M44S</meta:editing-duration>
    <meta:editing-cycles>32</meta:editing-cycles>
    <meta:generator>LibreOffice/5.3.1.2$Linux_X86_64 LibreOffice_project/30m0$Build-2</meta:generator>
    <meta:document-statistic meta:table-count="3" meta:cell-count="420" meta:object-count="0"/>
  </office:meta>
</office:document-meta>
</file>